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df928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officeooo:rsid="000a14f6"/>
    </style:style>
    <style:style style:name="T88" style:family="text">
      <style:text-properties officeooo:rsid="005714b7"/>
    </style:style>
    <style:style style:name="T89" style:family="text">
      <style:text-properties officeooo:rsid="00880dbe"/>
    </style:style>
    <style:style style:name="T90" style:family="text">
      <style:text-properties officeooo:rsid="007c6d62"/>
    </style:style>
    <style:style style:name="T91" style:family="text">
      <style:text-properties officeooo:rsid="00836784"/>
    </style:style>
    <style:style style:name="T92" style:family="text">
      <style:text-properties officeooo:rsid="01e21ff5"/>
    </style:style>
    <style:style style:name="T93" style:family="text">
      <style:text-properties officeooo:rsid="0233449b"/>
    </style:style>
    <style:style style:name="T94" style:family="text">
      <style:text-properties officeooo:rsid="02317916"/>
    </style:style>
    <style:style style:name="T95" style:family="text">
      <style:text-properties officeooo:rsid="023d18e5"/>
    </style:style>
    <style:style style:name="T96" style:family="text">
      <style:text-properties officeooo:rsid="02867bcd"/>
    </style:style>
    <style:style style:name="T97" style:family="text">
      <style:text-properties officeooo:rsid="0063a409"/>
    </style:style>
    <style:style style:name="T98" style:family="text">
      <style:text-properties style:font-name="EB Garamond 12 All SC" fo:font-style="normal" officeooo:rsid="032f4d78" style:font-style-asian="normal" style:font-style-complex="normal"/>
    </style:style>
    <style:style style:name="T99" style:family="text">
      <style:text-properties style:font-name="EB Garamond 12 All SC" fo:font-style="normal" officeooo:rsid="033d7c9b" style:font-style-asian="normal" style:font-style-complex="normal"/>
    </style:style>
    <style:style style:name="T100" style:family="text">
      <style:text-properties style:font-name="EB Garamond 12 All SC" fo:font-style="normal" officeooo:rsid="033e9fb4" style:font-style-asian="normal" style:font-style-complex="normal"/>
    </style:style>
    <style:style style:name="T101" style:family="text">
      <style:text-properties officeooo:rsid="0340943a"/>
    </style:style>
    <style:style style:name="T102" style:family="text">
      <style:text-properties officeooo:rsid="0342108c"/>
    </style:style>
    <style:style style:name="T103" style:family="text">
      <style:text-properties officeooo:rsid="03430102"/>
    </style:style>
    <style:style style:name="T104" style:family="text">
      <style:text-properties officeooo:rsid="03432058"/>
    </style:style>
    <style:style style:name="T105" style:family="text">
      <style:text-properties officeooo:rsid="0344d082"/>
    </style:style>
    <style:style style:name="T106" style:family="text">
      <style:text-properties officeooo:rsid="034a2232"/>
    </style:style>
    <style:style style:name="T107" style:family="text">
      <style:text-properties officeooo:rsid="034f9051"/>
    </style:style>
    <style:style style:name="T108" style:family="text">
      <style:text-properties officeooo:rsid="0350d3c0"/>
    </style:style>
    <style:style style:name="T109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96">8</text:span></text:p>
      <text:p text:style-name="P26"/>
      <text:p text:style-name="P26"/>
      <text:p text:style-name="P22">© 201<text:span text:style-name="T96">8</text:span> by Wolfgang Skala. This edition is licensed under the<text:span text:style-name="T106"><text:line-break/></text:span>Creative Commons Attribution<text:span text:style-name="T89">-NonCommercial-ShareAlike</text:span> 4.0 International License.<text:span text:style-name="T106"><text:line-break/></text:span>To view a copy of this license, visit http://creativecommons.org/licenses/by<text:span text:style-name="T90">-nc-sa</text:span>/4.0/.</text:p>
      <text:p text:style-name="P21"/>
      <text:p text:style-name="P23">Music engraving by LilyPond 2.18.0 (http://www.lilypond.org).<text:span text:style-name="T88"><text:line-break/>Front matter</text:span> typeset with EB Garamond (http://www.georgduffner.at/ebgaramond).</text:p>
      <text:p text:style-name="P26"/>
      <text:p text:style-name="P20">First <text:span text:style-name="T92">version</text:span>, <text:span text:style-name="T101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9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07">9</text:span>-D-<text:span text:style-name="T107">3</text:span>).</text:p>
      <text:p text:style-name="P5"/>
      <text:p text:style-name="P7">In general, this edition closely follows the autograph. Any changes <text:span text:style-name="T87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95"> clno, clarino; Ms, manuscript; o</text:span>rg, basses and organ; <text:span text:style-name="T95">r, rest;</text:span> S,<text:span text:style-name="T108"> </text:span>soprano; T<text:span text:style-name="T91">, </text:span>tenor; <text:span text:style-name="T109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16"><text:line-break/><text:line-break/></text:span><text:span text:style-name="T98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99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00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4">wolfgang</text:span> (at) <text:span text:style-name="T93">esser-skala</text:span>.at<text:span text:style-name="T94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106"><text:line-break/></text:span>C O N T E N T S</text:p>
      <text:p text:style-name="P25"/>
      <text:p text:style-name="P24"/>
      <text:p text:style-name="P19"><text:span text:style-name="T102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03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04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04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05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1:14:25.446048196</dc:date>
    <dc:creator>Wolfgang Skala</dc:creator>
    <meta:editing-duration>P9DT13H45M</meta:editing-duration>
    <meta:editing-cycles>83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850" meta:character-count="4300" meta:non-whitespace-character-count="3439"/>
  </office:meta>
</office:document-meta>
</file>